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KPBZC+CMR10" svg:font-family="VKPBZC+CMR10"/>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MS Mincho" svg:font-family="'MS Mincho'" style:font-family-generic="modern" style:font-pitch="fixed"/>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1" style:family="table">
      <style:table-properties style:width="8.246cm" style:rel-width="100%" fo:margin-left="0cm" table:align="left"/>
    </style:style>
    <style:style style:name="Table1.A" style:family="table-column">
      <style:table-column-properties style:column-width="4.124cm" style:rel-column-width="2446*"/>
    </style:style>
    <style:style style:name="Table1.B" style:family="table-column">
      <style:table-column-properties style:column-width="4.122cm" style:rel-column-width="2445*"/>
    </style:style>
    <style:style style:name="Table1.A1" style:family="table-cell">
      <style:table-cell-properties fo:padding-left="0.191cm" fo:padding-right="0.191cm" fo:padding-top="0cm" fo:padding-bottom="0cm" fo:border="none"/>
    </style:style>
    <style:style style:name="Table2" style:family="table">
      <style:table-properties style:width="6.985cm" table:align="center"/>
    </style:style>
    <style:style style:name="Table2.A" style:family="table-column">
      <style:table-column-properties style:column-width="3.81cm"/>
    </style:style>
    <style:style style:name="Table2.B" style:family="table-column">
      <style:table-column-properties style:column-width="1.905cm"/>
    </style:style>
    <style:style style:name="Table2.C" style:family="table-column">
      <style:table-column-properties style:column-width="1.27cm"/>
    </style:style>
    <style:style style:name="Table2.A1" style:family="table-cell">
      <style:table-cell-properties fo:padding-left="0.049cm" fo:padding-right="0.049cm" fo:padding-top="0cm" fo:padding-bottom="0cm" fo:border="0.5pt solid #000000"/>
    </style:style>
    <style:style style:name="Table2.B1" style:family="table-cell">
      <style:table-cell-properties fo:padding-left="0.049cm" fo:padding-right="0.049cm" fo:padding-top="0cm" fo:padding-bottom="0cm" fo:border-left="0.5pt solid #000000" fo:border-right="none" fo:border-top="0.5pt solid #000000" fo:border-bottom="0.5pt solid #000000"/>
    </style:style>
    <style:style style:name="Table2.C1" style:family="table-cell">
      <style:table-cell-properties fo:padding-left="0.049cm" fo:padding-right="0.049cm" fo:padding-top="0cm" fo:padding-bottom="0cm" fo:border-left="none" fo:border-right="0.5pt solid #000000" fo:border-top="0.5pt solid #000000" fo:border-bottom="0.5pt solid #000000"/>
    </style:style>
    <style:style style:name="Table2.A2" style:family="table-cell">
      <style:table-cell-properties fo:padding-left="0.049cm" fo:padding-right="0.049cm" fo:padding-top="0cm" fo:padding-bottom="0cm" fo:border-left="0.5pt solid #000000" fo:border-right="0.5pt solid #000000" fo:border-top="0.5pt solid #000000" fo:border-bottom="none"/>
    </style:style>
    <style:style style:name="Table2.B2" style:family="table-cell">
      <style:table-cell-properties fo:padding-left="0.049cm" fo:padding-right="0.049cm" fo:padding-top="0cm" fo:padding-bottom="0cm" fo:border-left="0.5pt solid #000000" fo:border-right="none" fo:border-top="0.5pt solid #000000" fo:border-bottom="none"/>
    </style:style>
    <style:style style:name="Table2.C2" style:family="table-cell">
      <style:table-cell-properties fo:padding-left="0.049cm" fo:padding-right="0.049cm" fo:padding-top="0cm" fo:padding-bottom="0cm" fo:border-left="none" fo:border-right="0.5pt solid #000000" fo:border-top="0.5pt solid #000000" fo:border-bottom="none"/>
    </style:style>
    <style:style style:name="Table2.A3" style:family="table-cell">
      <style:table-cell-properties fo:padding-left="0.049cm" fo:padding-right="0.049cm" fo:padding-top="0cm" fo:padding-bottom="0cm" fo:border-left="0.5pt solid #000000" fo:border-right="0.5pt solid #000000" fo:border-top="none" fo:border-bottom="none"/>
    </style:style>
    <style:style style:name="Table2.B3" style:family="table-cell">
      <style:table-cell-properties fo:padding-left="0.049cm" fo:padding-right="0.049cm" fo:padding-top="0cm" fo:padding-bottom="0cm" fo:border-left="0.5pt solid #000000" fo:border-right="none" fo:border-top="none" fo:border-bottom="none"/>
    </style:style>
    <style:style style:name="Table2.C3" style:family="table-cell">
      <style:table-cell-properties fo:padding-left="0.049cm" fo:padding-right="0.049cm" fo:padding-top="0cm" fo:padding-bottom="0cm" fo:border-left="none" fo:border-right="0.5pt solid #000000" fo:border-top="none" fo:border-bottom="none"/>
    </style:style>
    <style:style style:name="Table2.A7" style:family="table-cell">
      <style:table-cell-properties fo:padding-left="0.049cm" fo:padding-right="0.049cm" fo:padding-top="0cm" fo:padding-bottom="0cm" fo:border-left="0.5pt solid #000000" fo:border-right="0.5pt solid #000000" fo:border-top="none" fo:border-bottom="0.5pt solid #000000"/>
    </style:style>
    <style:style style:name="Table2.B7" style:family="table-cell">
      <style:table-cell-properties fo:padding-left="0.049cm" fo:padding-right="0.049cm" fo:padding-top="0cm" fo:padding-bottom="0cm" fo:border-left="0.5pt solid #000000" fo:border-right="none" fo:border-top="none" fo:border-bottom="0.5pt solid #000000"/>
    </style:style>
    <style:style style:name="Table2.C7" style:family="table-cell">
      <style:table-cell-properties fo:padding-left="0.049cm" fo:padding-right="0.049cm" fo:padding-top="0cm" fo:padding-bottom="0cm" fo:border-left="none" fo:border-right="0.5pt solid #000000" fo:border-top="none" fo:border-bottom="0.5pt solid #000000"/>
    </style:style>
    <style:style style:name="P1" style:family="paragraph" style:parent-style-name="CL2013_20_Author">
      <style:text-properties fo:language="en" fo:country="GB"/>
    </style:style>
    <style:style style:name="P2" style:family="paragraph" style:parent-style-name="CL2013_20_Affiliation">
      <style:text-properties fo:language="en" fo:country="GB"/>
    </style:style>
    <style:style style:name="P3" style:family="paragraph" style:parent-style-name="CL2013_20_Text">
      <style:text-properties fo:language="en" fo:country="GB"/>
    </style:style>
    <style:style style:name="P4" style:family="paragraph" style:parent-style-name="CL2013_20_Text">
      <style:paragraph-properties fo:text-align="end" style:justify-single-word="false"/>
      <style:text-properties fo:language="en" fo:country="GB"/>
    </style:style>
    <style:style style:name="P5" style:family="paragraph" style:parent-style-name="CL2013_20_Text">
      <style:text-properties fo:language="en" fo:country="GB" style:language-asian="zh" style:country-asian="TW"/>
    </style:style>
    <style:style style:name="P6" style:family="paragraph" style:parent-style-name="CL2013_20_Text">
      <style:paragraph-properties fo:text-align="end" style:justify-single-word="false"/>
    </style:style>
    <style:style style:name="P7" style:family="paragraph" style:parent-style-name="CL2013_20_Text">
      <style:text-properties fo:font-size="11pt" fo:language="en" fo:country="GB" style:font-size-asian="11pt" style:font-size-complex="11pt"/>
    </style:style>
    <style:style style:name="P8" style:family="paragraph" style:parent-style-name="CL2013_20_Text">
      <style:paragraph-properties fo:text-align="end" style:justify-single-word="false"/>
      <style:text-properties fo:font-size="11pt" fo:language="en" fo:country="GB" style:font-size-asian="11pt" style:font-size-complex="11pt"/>
    </style:style>
    <style:style style:name="P9" style:family="paragraph" style:parent-style-name="Normal">
      <style:paragraph-properties fo:text-align="end" style:justify-single-word="false"/>
      <style:text-properties fo:font-size="11pt" fo:language="en" fo:country="GB" style:font-size-asian="11pt" style:font-size-complex="11pt"/>
    </style:style>
    <style:style style:name="P10" style:family="paragraph" style:parent-style-name="CL2013_20_Text_20_Indent">
      <style:paragraph-properties fo:margin-left="0cm" fo:margin-right="0cm" fo:text-indent="0cm" style:auto-text-indent="false"/>
    </style:style>
    <style:style style:name="P11" style:family="paragraph" style:parent-style-name="CL2013_20_Text_20_Indent">
      <style:paragraph-properties fo:margin-left="0cm" fo:margin-right="0cm" fo:text-indent="0cm" style:auto-text-indent="false"/>
      <style:text-properties fo:language="en" fo:country="GB" style:font-name-asian="PMingLiU"/>
    </style:style>
    <style:style style:name="P12" style:family="paragraph" style:parent-style-name="CL2013_20_References_20_Heading">
      <style:text-properties fo:language="en" fo:country="GB"/>
    </style:style>
    <style:style style:name="P13" style:family="paragraph" style:parent-style-name="Caption">
      <style:text-properties style:font-name="Times New Roman" fo:font-size="11pt" style:font-name-asian="VKPBZC+CMR10" style:font-size-asian="11pt" style:font-name-complex="VKPBZC+CMR10" style:font-size-complex="11pt"/>
    </style:style>
    <style:style style:name="P14" style:family="paragraph" style:parent-style-name="CL2013_20_Text_20_Indent">
      <style:text-properties fo:language="en" fo:country="GB" style:font-name-asian="PMingLiU"/>
    </style:style>
    <style:style style:name="P15" style:family="paragraph" style:parent-style-name="CL2013_20_Section_20_Heading">
      <style:text-properties fo:language="en" fo:country="GB" style:font-name-asian="PMingLiU"/>
    </style:style>
    <style:style style:name="P16" style:family="paragraph" style:parent-style-name="CL2013_20_Section_20_Heading">
      <style:paragraph-properties fo:margin-left="0.76cm" fo:margin-right="0cm" fo:text-indent="-0.76cm" style:auto-text-indent="false">
        <style:tab-stops>
          <style:tab-stop style:position="0.002cm"/>
        </style:tab-stops>
      </style:paragraph-properties>
      <style:text-properties fo:language="en" fo:country="GB" style:font-name-asian="PMingLiU"/>
    </style:style>
    <style:style style:name="P17" style:family="paragraph" style:parent-style-name="CL2013_20_Title" style:master-page-name="MP0">
      <style:paragraph-properties style:page-number="auto"/>
      <style:text-properties fo:language="en" fo:country="GB" style:language-asian="tr" style:country-asian="TR"/>
    </style:style>
    <style:style style:name="T1" style:family="text">
      <style:text-properties fo:language="en" fo:country="GB"/>
    </style:style>
    <style:style style:name="T2" style:family="text">
      <style:text-properties fo:language="en" fo:country="GB" style:language-asian="zh" style:country-asian="CN"/>
    </style:style>
    <style:style style:name="T3" style:family="text">
      <style:text-properties fo:language="en" fo:country="GB" style:language-asian="tr" style:country-asian="TR"/>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style:font-name-asian="PMingLiU" style:font-style-asian="italic" style:font-style-complex="italic"/>
    </style:style>
    <style:style style:name="T6" style:family="text">
      <style:text-properties fo:language="en" fo:country="GB" fo:font-style="italic" fo:background-color="transparent" style:font-name-asian="PMingLiU" style:font-style-asian="italic" style:font-style-complex="italic"/>
    </style:style>
    <style:style style:name="T7" style:family="text">
      <style:text-properties fo:language="en" fo:country="GB" style:font-name-asian="PMingLiU"/>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style:font-name-asian="PMingLiU" style:font-style-asian="normal" style:font-style-complex="normal"/>
    </style:style>
    <style:style style:name="T10" style:family="text">
      <style:text-properties fo:language="en" fo:country="GB" fo:background-color="transparent" style:font-name-asian="PMingLiU"/>
    </style:style>
    <style:style style:name="T11" style:family="text">
      <style:text-properties style:font-name="Times New Roman" fo:font-size="11pt" style:font-size-asian="11pt" style:font-size-complex="11pt"/>
    </style:style>
    <style:style style:name="T12" style:family="text">
      <style:text-properties style:font-name="Times New Roman" fo:font-size="11pt" style:font-name-asian="VKPBZC+CMR10" style:font-size-asian="11pt" style:font-name-complex="VKPBZC+CMR10" style:font-size-complex="11pt"/>
    </style:style>
    <style:style style:name="T13" style:family="text">
      <style:text-properties style:font-name="Times New Roman" fo:language="en" fo:country="GB" style:font-name-asian="SimSun" style:font-name-complex="Times New Roman"/>
    </style:style>
    <style:style style:name="T14" style:family="text">
      <style:text-properties style:font-name="Times New Roman" fo:language="en" fo:country="GB" fo:font-style="italic" style:font-name-asian="SimSun" style:font-style-asian="italic" style:font-name-complex="Times New Roman" style:font-style-complex="italic"/>
    </style:style>
    <style:style style:name="T15" style:family="text">
      <style:text-properties fo:font-size="11pt" fo:language="en" fo:country="GB" style:font-size-asian="11pt" style:font-size-complex="11pt"/>
    </style:style>
    <style:style style:name="T16" style:family="text">
      <style:text-properties style:font-name="Times New Roman1"/>
    </style:style>
    <style:style style:name="T17" style:family="text">
      <style:text-properties style:font-name="Times New Roman1" fo:language="en" fo:country="GB" style:font-name-asian="Times New Roman1" style:font-name-complex="Times New Roman1"/>
    </style:style>
    <style:style style:name="T18" style:family="text">
      <style:text-properties style:font-name="Times New Roman1" fo:language="en" fo:country="GB" fo:font-style="italic" style:font-name-asian="Times New Roman1" style:font-style-asian="italic" style:font-name-complex="Times New Roman1" style:font-style-complex="italic"/>
    </style:style>
    <style:style style:name="T19" style:family="text">
      <style:text-properties style:text-position="super 58%"/>
    </style:style>
    <style:style style:name="T20"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oken-level noise in large Web corpora and non-destructive normalization for linguistic applications</text:p>
      <table:table table:name="Table1" table:style-name="Table1">
        <table:table-column table:style-name="Table1.A"/>
        <table:table-column table:style-name="Table1.B"/>
        <table:table-row>
          <table:table-cell table:style-name="Table1.A1" office:value-type="string">
            <text:p text:style-name="P1">Felix Bildhauer<text:span text:style-name="T19">*</text:span></text:p>
          </table:table-cell>
          <table:table-cell table:style-name="Table1.A1" office:value-type="string">
            <text:p text:style-name="CL2013_20_Author"><text:span text:style-name="Default_20_Paragraph_20_Font"><text:span text:style-name="T2">Roland Schäfer</text:span></text:span><text:span text:style-name="Default_20_Paragraph_20_Font"><text:span text:style-name="T2"><text:note text:id="ftn1" text:note-class="footnote"><text:note-citation text:label="*">*</text:note-citation><text:note-body><text:p text:style-name="Footnote">Both authors have made equal contributions.</text:p></text:note-body></text:note></text:span></text:span></text:p>
          </table:table-cell>
        </table:table-row>
        <table:table-row>
          <table:table-cell table:style-name="Table1.A1" office:value-type="string">
            <text:p text:style-name="P2">FU Berlin/SFB 632</text:p>
          </table:table-cell>
          <table:table-cell table:style-name="Table1.A1" office:value-type="string">
            <text:p text:style-name="CL2013_20_Affiliation"><text:span text:style-name="Default_20_Paragraph_20_Font"><text:span text:style-name="T2">FU Berlin</text:span></text:span></text:p>
          </table:table-cell>
        </table:table-row>
        <table:table-row>
          <table:table-cell table:style-name="Table1.A1" office:value-type="string">
            <text:p text:style-name="CL2013_20_Email_20_address"><text:span text:style-name="Default_20_Paragraph_20_Font"><text:span text:style-name="T3">felix.bildhauer @fu-berlin.de</text:span></text:span></text:p>
          </table:table-cell>
          <table:table-cell table:style-name="Table1.A1" office:value-type="string">
            <text:p text:style-name="CL2013_20_Email_20_address"><text:span text:style-name="Default_20_Paragraph_20_Font"><text:span text:style-name="T3">roland.schaefer @fu-berlin.de</text:span></text:span></text:p>
          </table:table-cell>
        </table:table-row>
      </table:table>
      <text:p text:style-name="P3"/>
      <text:list xml:id="list1632816305" text:style-name="LFO2">
        <text:list-item>
          <text:p text:style-name="P15">Introduction</text:p>
        </text:list-item>
      </text:list>
      <text:p text:style-name="CL2013_20_Text"><text:span text:style-name="Default_20_Paragraph_20_Font"><text:span text:style-name="T1">We discuss token-level noise in Web corpora, using our own COW2012 corpora (Schäfer and Bildhauer 2012), which are up to 9 billion tokens large, as examples. Web corpora pose unique problems by being (at least potentially) very large and noisy at the same time. We show that it is partly because of this noise that they open up completely new roads in linguistic research. What can be called “noise“ from a POS tagging perspective, might be considered valuable evidence in research on non-standard writing. Normalization therefore has to be implemented very carefully or non-destructively. To illustrate, we describe two types of normalization tools which we have developed as well as our improved architecture to make huge non-destructively normalized corpora available to linguists.</text:span></text:span></text:p>
      <text:list xml:id="list65012932" text:continue-numbering="true" text:style-name="LFO2">
        <text:list-item>
          <text:p text:style-name="P16">Token-level noise in DECOW2012</text:p>
        </text:list-item>
      </text:list>
      <text:p text:style-name="CL2013_20_Text">As an example of a huge and noisy corpus, we use our DECOW2012 corpus of German (9.1 billion tokens) which was compiled and processed from Web data in 2012.<text:note text:id="ftn2" text:note-class="footnote"><text:note-citation>1</text:note-citation><text:note-body><text:p text:style-name="Footnote">http://www.corporafromtheweb.org/</text:p></text:note-body></text:note> <text:span text:style-name="T11">Similar to the findings in Liu and Curran (2006) for other Web corpora, we have </text:span><text:span text:style-name="T12">63,569,767 different types (after tokenization), of which 39,988,127 are hapax legomena. Such figures are implausible for any single natural language, and there must be a huge number of “noisy tokens” from diverse sources in the corpus. We have assessed the sources and types of noisy tokens by extracting a sample of tokens which were unknown to the standard German model for TreeTagger (Schmid 1995). We found the distribution shown in Table 1. It is known that the usual proportion of over 50% of truly noisy tokens cause further damage (i.e., degraded accuracy) in the whole linguistic post-processing chain. A good example is the significantly lower POS tagger accuracy on Web data (e.g., Giesbrecht and Evert 2009, summary in Schäfer and Bildhauer 2013). While it is possible to extend a tagger's lexicon (or train a whole new tagger model) to improve the accuracy on the 46.8% of rare but real words and the 1.2% of numbers, dealing with the true noisy tokens involves a whole series of challenges and, above all, design decisions. We discuss two components of our normalization chain: one which applies destructive normalization (dehyphenation) and one which applies non-destructive normalization (spelling correction).</text:span></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5">Source</text:p>
          </table:table-cell>
          <table:table-cell table:style-name="Table2.B1" office:value-type="string">
            <text:p text:style-name="P4">%</text:p>
          </table:table-cell>
          <table:table-cell table:style-name="Table2.C1" office:value-type="string">
            <text:p text:style-name="P4"><text:span text:style-name="T16">±</text:span>% CI</text:p>
          </table:table-cell>
        </table:table-row>
        <table:table-row>
          <table:table-cell table:style-name="Table2.A2" office:value-type="string">
            <text:p text:style-name="P7">misspelling</text:p>
          </table:table-cell>
          <table:table-cell table:style-name="Table2.B2" office:value-type="string">
            <text:p text:style-name="P6"><text:span text:style-name="Default_20_Paragraph_20_Font"><text:span text:style-name="T15">20.0</text:span></text:span></text:p>
          </table:table-cell>
          <table:table-cell table:style-name="Table2.C2" office:value-type="string">
            <text:p text:style-name="P8">5.0</text:p>
          </table:table-cell>
        </table:table-row>
        <table:table-row>
          <table:table-cell table:style-name="Table2.A3" office:value-type="string">
            <text:p text:style-name="CL2013_20_Text"><text:span text:style-name="Default_20_Paragraph_20_Font"><text:span text:style-name="T15">tokenizer error</text:span></text:span></text:p>
          </table:table-cell>
          <table:table-cell table:style-name="Table2.B3" office:value-type="string">
            <text:p text:style-name="P8">17.6</text:p>
          </table:table-cell>
          <table:table-cell table:style-name="Table2.C3" office:value-type="string">
            <text:p text:style-name="P8">4.7</text:p>
          </table:table-cell>
        </table:table-row>
        <table:table-row>
          <table:table-cell table:style-name="Table2.A3" office:value-type="string">
            <text:p text:style-name="CL2013_20_Text"><text:span text:style-name="Default_20_Paragraph_20_Font"><text:span text:style-name="T15">non-word</text:span></text:span></text:p>
          </table:table-cell>
          <table:table-cell table:style-name="Table2.B3" office:value-type="string">
            <text:p text:style-name="P8">7.6</text:p>
          </table:table-cell>
          <table:table-cell table:style-name="Table2.C3" office:value-type="string">
            <text:p text:style-name="P9">3.3</text:p>
          </table:table-cell>
        </table:table-row>
        <table:table-row>
          <table:table-cell table:style-name="Table2.A3" office:value-type="string">
            <text:p text:style-name="CL2013_20_Text"><text:span text:style-name="Default_20_Paragraph_20_Font"><text:span text:style-name="T15">foreign language</text:span></text:span></text:p>
          </table:table-cell>
          <table:table-cell table:style-name="Table2.B3" office:value-type="string">
            <text:p text:style-name="P8">6.8</text:p>
          </table:table-cell>
          <table:table-cell table:style-name="Table2.C3" office:value-type="string">
            <text:p text:style-name="P9">3.1</text:p>
          </table:table-cell>
        </table:table-row>
        <table:table-row>
          <table:table-cell table:style-name="Table2.A2" office:value-type="string">
            <text:p text:style-name="CL2013_20_Text"><text:span text:style-name="Default_20_Paragraph_20_Font"><text:span text:style-name="T15">real rare word</text:span></text:span></text:p>
          </table:table-cell>
          <table:table-cell table:style-name="Table2.B2" office:value-type="string">
            <text:p text:style-name="P8">46.8</text:p>
          </table:table-cell>
          <table:table-cell table:style-name="Table2.C2" office:value-type="string">
            <text:p text:style-name="P9">6.2</text:p>
          </table:table-cell>
        </table:table-row>
        <table:table-row>
          <table:table-cell table:style-name="Table2.A7" office:value-type="string">
            <text:p text:style-name="CL2013_20_Text"><text:span text:style-name="Default_20_Paragraph_20_Font"><text:span text:style-name="T15">number</text:span></text:span></text:p>
          </table:table-cell>
          <table:table-cell table:style-name="Table2.B7" office:value-type="string">
            <text:p text:style-name="P8">1.2</text:p>
          </table:table-cell>
          <table:table-cell table:style-name="Table2.C7" office:value-type="string">
            <text:p text:style-name="P9">1.3</text:p>
          </table:table-cell>
        </table:table-row>
      </table:table>
      <text:p text:style-name="P13">Table1: Sources of tokens which are unknown to TreeTagger in DECOW2012 (with 95% confidence interval for the estimate); true noisy tokens are above the line; below the line are those for which the POS tagger should (in principle) have a solution</text:p>
      <text:list xml:id="list568950688" text:continue-numbering="true" text:style-name="LFO2">
        <text:list-item>
          <text:p text:style-name="P16">Two examples of Web corpus noise </text:p>
        </text:list-item>
      </text:list>
      <text:p text:style-name="CL2013_20_Text"><text:span text:style-name="CL2013_20_Text_20_Char"><text:span text:style-name="T1">Hard-coded hyphenation is not only found in OCR'ed documents, but also in Web corpora. Sources include, e.g., texts from word processors or PDFs pasted into content management systems. The number of noisy tokens from hyphenation in Web corpora is relatively small. In Table 1, hyphenated words are included in the 7.6% of non-words, which also include HTML markup and similar material. In a language like German, automatic normalization of hyphenated words must distinguish between (1) ordinary hyphenation words like </text:span></text:span><text:span text:style-name="CL2013_20_Text_20_Char"><text:span text:style-name="T4">Seiten- streifen</text:span></text:span><text:span text:style-name="CL2013_20_Text_20_Char"><text:span text:style-name="T1"> (“</text:span></text:span><text:span text:style-name="CL2013_20_Text_20_Char"><text:span text:style-name="T4">hard shoulder”</text:span></text:span><text:span text:style-name="CL2013_20_Text_20_Char"><text:span text:style-name="T1">) which have to be concatenated while dropping the hyphen (</text:span></text:span><text:span text:style-name="CL2013_20_Text_20_Char"><text:span text:style-name="T17">→</text:span></text:span><text:span text:style-name="CL2013_20_Text_20_Char"><text:span text:style-name="T13"> </text:span></text:span><text:span text:style-name="CL2013_20_Text_20_Char"><text:span text:style-name="T4">Seitenstreifen</text:span></text:span><text:span text:style-name="CL2013_20_Text_20_Char"><text:span text:style-name="T1">), (2) compounds which are actually written with a hyphen like </text:span></text:span><text:span text:style-name="CL2013_20_Text_20_Char"><text:span text:style-name="T4">Philipps- Lagerverkauf</text:span></text:span><text:span text:style-name="CL2013_20_Text_20_Char"><text:span text:style-name="T1"> (“</text:span></text:span><text:span text:style-name="CL2013_20_Text_20_Char"><text:span text:style-name="T4">direct sale by Philips”</text:span></text:span><text:span text:style-name="CL2013_20_Text_20_Char"><text:span text:style-name="T1">) and were just accidentally ripped in halves at the hyphen position (</text:span></text:span><text:span text:style-name="CL2013_20_Text_20_Char"><text:span text:style-name="T17">→</text:span></text:span><text:span text:style-name="CL2013_20_Text_20_Char"><text:span text:style-name="T13"> </text:span></text:span><text:span text:style-name="CL2013_20_Text_20_Char"><text:span text:style-name="T14">Philipps-Lagerverkauf</text:span></text:span><text:span text:style-name="CL2013_20_Text_20_Char"><text:span text:style-name="T1">), and (3) abbreviated and coordinated compounds, which must never be normalized since they represent standard orthography: </text:span></text:span><text:span text:style-name="CL2013_20_Text_20_Char"><text:span text:style-name="T4">weder TV- noch Radiosender</text:span></text:span><text:span text:style-name="CL2013_20_Text_20_Char"><text:span text:style-name="T1"> (</text:span></text:span><text:span text:style-name="CL2013_20_Text_20_Char"><text:span text:style-name="T4">“neither TV nor radio stations”</text:span></text:span><text:span text:style-name="CL2013_20_Text_20_Char"><text:span text:style-name="T1">).</text:span></text:span></text:p>
      <text:p text:style-name="CL2013_20_Text"><text:span text:style-name="CL2013_20_Text_20_Char"><text:span text:style-name="T1">First, it must be noted that simple approaches which rely on line endings being marked in the corpus (e.g., Grefenstette and Tapanainen 1994) will not work because the original line endings at which hyphenation occurred are usually absent in Web corpora. Our solution is </text:span></text:span><text:span text:style-name="CL2013_20_Text_20_Char"><text:span text:style-name="T8">HyDRA,</text:span></text:span><text:span text:style-name="CL2013_20_Text_20_Char"><text:span text:style-name="T1"> an efficient (compiled) tool/library. It works in an unsupervised manner by generating frequency lists of unigrams and bigrams from a corpus in the training phase. In the production phase, it uses the database of ngrams and their frequencies as a primitive language <text:s/>model </text:span></text:span><text:soft-page-break/><text:span text:style-name="CL2013_20_Text_20_Char"><text:span text:style-name="T1">to decide which candidates (= bigrams where the first token ends in a hyphen) need to be treated as in example (1) or (2), and which need to be left alone as in example (3). With this approach, we achieve a token accuracy of 99.6%, but a type accuracy of only 63.7% on our German data set of 1,000 candidates. To improve the type accuracy, the system allows the additional definition of hand-crafted rules to override the decision based on the language model. A single such rule for German boosts the token accuracy to 99.9% and the type accuracy to 91.2%. This normalization step is applied destructively, i.e., corpus users cannot see the original source if HyDRA has dehyphenated a word.</text:span></text:span></text:p>
      <text:p text:style-name="CL2013_20_Text_20_Indent"><text:span text:style-name="CL2013_20_Text_20_Char"><text:span text:style-name="T1">Our second example of normalization deals with the more massive amount of misspellings among the noisy tokens (20%). In Web corpora of the given size, we can easily find over 20 misspelled variants <text:s/>of any ordinary lexical word. Misspellings include typos (</text:span></text:span><text:span text:style-name="CL2013_20_Text_20_Char"><text:span text:style-name="T4">überninmmt</text:span></text:span><text:span text:style-name="CL2013_20_Text_20_Char"><text:span text:style-name="T1"> for </text:span></text:span><text:span text:style-name="CL2013_20_Text_20_Char"><text:span text:style-name="T4">übernimmt “takes over”</text:span></text:span><text:span text:style-name="CL2013_20_Text_20_Char"><text:span text:style-name="T8">; Levenshtein distance 1</text:span></text:span><text:span text:style-name="CL2013_20_Text_20_Char"><text:span text:style-name="T1">), lack of orthographic knowledge or dialectal spellings (</text:span></text:span><text:span text:style-name="CL2013_20_Text_20_Char"><text:span text:style-name="T4">überniehmt</text:span></text:span><text:span text:style-name="CL2013_20_Text_20_Char"><text:span text:style-name="T8">; Levenshtein 2</text:span></text:span><text:span text:style-name="CL2013_20_Text_20_Char"><text:span text:style-name="T1">) or even intentional “emphatic” spellings (</text:span></text:span><text:span text:style-name="CL2013_20_Text_20_Char"><text:span text:style-name="T4">überniiiiiiiimmmmmmmt</text:span></text:span><text:span text:style-name="CL2013_20_Text_20_Char"><text:span text:style-name="T8">; Levenshtein 12</text:span></text:span><text:span text:style-name="CL2013_20_Text_20_Char"><text:span text:style-name="T1">). We use Enchant</text:span></text:span><text:span text:style-name="CL2013_20_Text_20_Char"><text:span text:style-name="T1"><text:note text:id="ftn3" text:note-class="footnote"><text:note-citation>2</text:note-citation><text:note-body><text:p text:style-name="Footnote">http://abisource.com/projects/enchant/</text:p></text:note-body></text:note></text:span></text:span><text:span text:style-name="CL2013_20_Text_20_Char"><text:span text:style-name="T1"> to get suggestions from diverse spell-checking libraries. Since the primary goal of normalizing spelling (for us) is improving POS tagger accuracy, it makes sense to use only suggestions from spell-checkers (instead of using more advanced techniques as in the dehyphenation scenario, possibly deriving suggestions from language models based on the corpus itself): Words known to spell-checkers are likely to be also included in the POS tagger's lexicon. Although tools like Aspell are quite good at suggesting the correct form even for cases like emphatic spellings, we do not destroy the original spellings, but merely add the corrected spelling as an additional annotation layer. (Tokens for which no correction was necessary are simply copied to the annotation layer.) The new layer is separately POS tagged and lemmatized, such that users can perform full searches within corrected and original word forms, POS tags and lemmas, and even across original and normalized layers. Trivially, this increases the amount of data by a factor of 2. Why we think this is necessary for corpora which are quite huge to begin with is explained in the next section.</text:span></text:span></text:p>
      <text:list xml:id="list1746805072" text:continue-numbering="true" text:style-name="LFO2">
        <text:list-item>
          <text:p text:style-name="P16">Reasons for keeping the noise</text:p>
        </text:list-item>
      </text:list>
      <text:p text:style-name="CL2013_20_Text"><text:span text:style-name="T7">We argue that most of what looks like noise in Web corpora must not be “normalized away”, because many kinds of “noise” in fact offer entirely new possibilities in linguistic research on non-standard language and non-standard writing. From a POS tagging (or other post-processing) perspective, we absolutely need the normalization in order to assign correct POS tags and lemmas to tokens, but otherwise the data should be left intact. It is therefore that we are convinced that normalization should be applied in a non-destructive fashion whenever possible.</text:span></text:p>
      <text:p text:style-name="CL2013_20_Text_20_Indent"><text:span text:style-name="T7">As an example, Schäfer and Sayatz (2013) show that certain cliticized variants of the indefinite article in German (full form </text:span><text:span text:style-name="T5">ein</text:span><text:span text:style-name="T7">, </text:span><text:span text:style-name="T5">einen</text:span><text:span text:style-name="T7">, </text:span><text:span text:style-name="T5">einem</text:span><text:span text:style-name="T7">, </text:span><text:span text:style-name="T5">eine</text:span><text:span text:style-name="T7"> etc.), which are in frequent use in spoken language, are written in large quantities in DECOW2012 (as </text:span><text:span text:style-name="T5">n</text:span><text:span text:style-name="T7">, </text:span><text:span text:style-name="T5">nen</text:span><text:span text:style-name="T7">, </text:span><text:span text:style-name="T5">nem</text:span><text:span text:style-name="T7">, </text:span><text:span text:style-name="T5">ne</text:span><text:span text:style-name="T7"> etc.). They do not occur at all in corpora of standard written language (like newspaper corpora). Although the phenomenon has been discussed in the literature, the aforementioned authors are the first to back up their claims by providing huge amounts of data (roughly 3.5 million cases) and statistical analysis. The contextual and morpho-phonological conditions which favor the selection of shortened forms can be stated clearly. Most importantly, the authors show that there is evidence for autonomic graphemic principles (involving graphemic syllables and graphemic words) which are independent of the grammar of the language. For example, full written cliticization (formation of a single graphemic word) as in </text:span><text:span text:style-name="T5">und ein</text:span><text:span text:style-name="T7"> </text:span><text:span text:style-name="CL2013_20_Text_20_Char"><text:span text:style-name="T17">→ </text:span></text:span><text:span text:style-name="CL2013_20_Text_20_Char"><text:span text:style-name="T18">und</text:span></text:span><text:span text:style-name="T5">n</text:span><text:span text:style-name="T7"> or </text:span><text:span text:style-name="T5">und einem</text:span><text:span text:style-name="T7"> </text:span><text:span text:style-name="CL2013_20_Text_20_Char"><text:span text:style-name="T17">→ *</text:span></text:span><text:span text:style-name="CL2013_20_Text_20_Char"><text:span text:style-name="T18">und</text:span></text:span><text:span text:style-name="T5">nem</text:span><text:span text:style-name="T7"> (</text:span><text:span text:style-name="T5">“and a”</text:span><text:span text:style-name="T7">, masculine nominative and dative forms) is only possible when the form of the cliticized article is not an acceptable graphemic word by itself (like the single nasal grapheme </text:span><text:span text:style-name="T5">n</text:span><text:span text:style-name="T9"> from </text:span><text:span text:style-name="T5">ein</text:span><text:span text:style-name="T9">)</text:span><text:span text:style-name="T7">, as opposed to a well-formed graphemic word (containing at least one vowel letters, like </text:span><text:span text:style-name="T5">nem</text:span><text:span text:style-name="T7">). If the reduced article constitutes an acceptable</text:span><text:span text:style-name="T10"> graphemic word, it is always written as a separate word (</text:span><text:span text:style-name="T6">u</text:span><text:span text:style-name="T5">nd nem</text:span><text:span text:style-name="T7"> or </text:span><text:span text:style-name="T5">und 'nem</text:span><text:span text:style-name="T7">), while otherwise it tends to form a single word with the previous word (</text:span><text:span text:style-name="T5">undn</text:span><text:span text:style-name="T7">). This kind of evidence can neither be found in corpora of standard written language nor in corpora of spoken language. The phenomenon is characteristic of and limited to non-standard writing as found in some Web genres. There are many other areas for which similar arguments are possible, for example research on spelling errors.</text:span></text:p>
      <text:p text:style-name="P14">Since traditional, hand-crafted corpora will often be superior to Web corpora when it comes to research on standard language and standard writing, normalizing Web corpora destructively and too aggressively would thus seriously weaken one of their major their selling points.</text:p>
      <text:list xml:id="list1812052391" text:continue-numbering="true" text:style-name="LFO2">
        <text:list-item>
          <text:p text:style-name="P16">Query architectures</text:p>
        </text:list-item>
      </text:list>
      <text:p text:style-name="CL2013_20_Text"><text:span text:style-name="Default_20_Paragraph_20_Font"><text:span text:style-name="T1">To make the carefully normalized corpora available to linguists, an indexing and query engine has to be chosen, and the choice significantly influences the way we can apply and mark normalizations in the </text:span></text:span><text:soft-page-break/><text:span text:style-name="Default_20_Paragraph_20_Font"><text:span text:style-name="T1">final product. We use the IMS Open Corpus Workbench (CWB)</text:span></text:span><text:span text:style-name="Default_20_Paragraph_20_Font"><text:span text:style-name="T1"><text:note text:id="ftn4" text:note-class="footnote"><text:note-citation>3</text:note-citation><text:note-body><text:p text:style-name="Footnote">http://cwb.sourceforge.net/</text:p></text:note-body></text:note></text:span></text:span><text:span text:style-name="Default_20_Paragraph_20_Font"><text:span text:style-name="T1">, because it allows us to index our corpora in quite large chunks (of roughly 1.5 billion tokens) without major performance loss. For corpora of the size under discussion in this paper, we know no alternative. CWB has drawbacks, however, when it comes to non-destructive normalization. For example, multi-token units (MTU) and multi-unit tokens (MUT) cannot be represented adequately in CWB. To dehyphenate non-destructively, MUT capabilities would be required, and to render tokens like </text:span></text:span><text:span text:style-name="Default_20_Paragraph_20_Font"><text:span text:style-name="T4">undn</text:span></text:span><text:span text:style-name="Default_20_Paragraph_20_Font"><text:span text:style-name="T1"> (cf. Section 4) in a POS tagger-friendly fashion, MTU capabilities would be required. In other words, </text:span></text:span><text:span text:style-name="CL2013_20_Text_20_Char"><text:span text:style-name="T8">transparently </text:span></text:span><text:span text:style-name="Default_20_Paragraph_20_Font"><text:span text:style-name="T1">mapping </text:span></text:span><text:span text:style-name="CL2013_20_Text_20_Char"><text:span text:style-name="T4">Seiten- streifen</text:span></text:span><text:span text:style-name="CL2013_20_Text_20_Char"><text:span text:style-name="T8"> to </text:span></text:span><text:span text:style-name="CL2013_20_Text_20_Char"><text:span text:style-name="T4">Seitenstreifen</text:span></text:span><text:span text:style-name="CL2013_20_Text_20_Char"><text:span text:style-name="T8"> or </text:span></text:span><text:span text:style-name="CL2013_20_Text_20_Char"><text:span text:style-name="T4">undn</text:span></text:span><text:span text:style-name="CL2013_20_Text_20_Char"><text:span text:style-name="T8"> to </text:span></text:span><text:span text:style-name="CL2013_20_Text_20_Char"><text:span text:style-name="T4">und n</text:span></text:span><text:span text:style-name="CL2013_20_Text_20_Char"><text:span text:style-name="T8"> </text:span></text:span><text:span text:style-name="Default_20_Paragraph_20_Font"><text:span text:style-name="T8">(with unequivocal tags for each token) </text:span></text:span><text:span text:style-name="CL2013_20_Text_20_Char"><text:span text:style-name="T8">in CWB is virtually impossible. Other architectures, like the ANNIS tool (Zeldes et </text:span></text:span><text:span text:style-name="CL2013_20_Text_20_Char"><text:span text:style-name="T8">al. 2009), which are suitable to deal with this kind of annotation, fail to perform well (or rather: at all) </text:span></text:span><text:span text:style-name="CL2013_20_Text_20_Char"><text:span text:style-name="T8">with corpora in the giga-token region.</text:span></text:span></text:p>
      <text:p text:style-name="CL2013_20_Text_20_Indent"><text:span text:style-name="Default_20_Paragraph_20_Font"><text:span text:style-name="T1">We decided to use destructive normalization for dehyphenation with HyDRA because of the high accuracy of the tool and the low frequency of the phenomenon. Also, hard-coded hyphenation (mostly created by software) seems to us to be true noise, also from the linguistic perspective. On the problem with </text:span></text:span><text:span text:style-name="Default_20_Paragraph_20_Font"><text:span text:style-name="T4">undn</text:span></text:span><text:span text:style-name="Default_20_Paragraph_20_Font"><text:span text:style-name="T1">, cf. Section 6.</text:span></text:span></text:p>
      <text:p text:style-name="CL2013_20_Text_20_Indent"><text:span text:style-name="CL2013_20_Text_20_Char"><text:span text:style-name="T8">The increased size caused by normalization layers in the new version of our corpora (e.g., DECOW2013, scheduled for release in July 2013) makes it necessary to split the corpora in even smaller slices (roughly 20 for DECOW2013). This means that querying the whole corpus becomes quite cumbersome for linguists who cannot write their own scripts and cannot use parallelization. Around 20 single queries would have to be performed and merged manually for each lookup. Therefore, we are currently developing a simplistic Map-Reduce abstraction layer for CQP which executes CQP child processes on multiple machines. The tool does not require setting up a whole complicated cluster infrastructure (like Apache Hadoop). Processes across any number of machines communicate via a simple SSH connection and common NFS file systems. A Reduce is currently available for concordances, and we are working on a Reduce for CWB group results (combinatorial frequency tables).</text:span></text:span></text:p>
      <text:list xml:id="list1996589071" text:continue-numbering="true" text:style-name="LFO2">
        <text:list-item>
          <text:p text:style-name="CL2013_20_Section_20_Heading"><text:span text:style-name="Default_20_Paragraph_20_Font"><text:span text:style-name="T7">Open problems and outlook</text:span></text:span></text:p>
        </text:list-item>
      </text:list>
      <text:p text:style-name="P10"><text:span text:style-name="Default_20_Paragraph_20_Font"><text:span text:style-name="T1">Some problems remain unsolved for the time being. To name just one example, POS tagging non-standard cliticized words like the aforementioned </text:span></text:span><text:span text:style-name="Default_20_Paragraph_20_Font"><text:span text:style-name="T4">undn</text:span></text:span><text:span text:style-name="Default_20_Paragraph_20_Font"><text:span text:style-name="T1"> (</text:span></text:span><text:span text:style-name="Default_20_Paragraph_20_Font"><text:span text:style-name="T4">“and a”</text:span></text:span><text:span text:style-name="Default_20_Paragraph_20_Font"><text:span text:style-name="T1">) is impossible with most available POS tagger models. We are convinced that new tag sets and tagger models need to be developed which accomplish the task of assigning some reasonable single POS tag to such forms and map them to the lemma of the non-clitic element (in the example, this is </text:span></text:span><text:span text:style-name="Default_20_Paragraph_20_Font"><text:span text:style-name="T4">und</text:span></text:span><text:span text:style-name="Default_20_Paragraph_20_Font"><text:span text:style-name="T1">). We hope to present first evaluations of our work on POS tagger improvement at the workshop, at least for English and German.</text:span></text:span></text:p>
      <text:p text:style-name="CL2013_20_Text_20_Indent"><text:span text:style-name="Default_20_Paragraph_20_Font"><text:span text:style-name="T1">We also hope to present an evaluation of HyDRA and the spelling correction for our other Web-derived corpora (currently Danish, Dutch, English, French, Swedish). If there is significant interest, HyDRA can be released as a cross-platform library with a C ABI and C header files.</text:span></text:span></text:p>
      <text:p text:style-name="P12">References </text:p>
      <text:p text:style-name="CL2013_20_Reference_20_text">Giesbrecht, E. and Evert, S. 2009. “Part-of-Speech (POS) Tagging -- a Solved Task? An Evaluation of POS Taggers for the German Web as Corpus”. In: Alegria, I. and Leturia, I. and Sharoff, S. (eds.) <text:span text:style-name="T20">Proceedings of the Fifth Web as Corpus Workshop (WAC5)</text:span>: 27-35</text:p>
      <text:p text:style-name="CL2013_20_Reference_20_text">Grefenstette, G. and Tapanainen, P. 1994. “What is a word? What is a sentence?” In: <text:span text:style-name="T20">Proceedings of 3rd Conference on Computational Lexicography and Text Research</text:span>.</text:p>
      <text:p text:style-name="CL2013_20_Reference_20_text">Liu, V. and Curran, J. R. 2006. “Web text corpus for natural language processing”. In: <text:span text:style-name="T20">Proceedings of the 11th Conference of the European Chapter of the Association for Computational Linguistics</text:span>. EACL: 233-240.</text:p>
      <text:p text:style-name="CL2013_20_Reference_20_text">Schäfer, R. and Bildhauer, F. 2012. “Building Large Corpora from the Web Using a New Efficient Tool Chain”. In Calzolari, N. and Choukri, K. and Declerck, T. and Doğan, M. U. and Maegaard, B. and Mariani, J. and Odijk, J. and Piperidis, S. (eds.) <text:span text:style-name="T20">Proceedings of the Eight International Conference on Language Resources and Evaluation (LREC'12)</text:span>. ELRA: 486-493.</text:p>
      <text:p text:style-name="CL2013_20_Reference_20_text">Schäfer, R. and Bildhauer, F. 2013, to appear. <text:span text:style-name="T20">Web Corpus Construction</text:span>. San Francisco: Morgan and Claypool.</text:p>
      <text:p text:style-name="CL2013_20_Reference_20_text">Schäfer, R. and Sayatz, U. 2013, submitted. “Die Kurzformen des Indefinitartikels im Deutschen”.</text:p>
      <text:p text:style-name="CL2013_20_Reference_20_text">Schmid. H. 1995. “Improvements in Part-of-Speech Tagging with an Application to German”. In: <text:span text:style-name="T20">Proceedings of the EACL SIGDAT-Workshop</text:span>, Dublin, Ireland.</text:p>
      <text:p text:style-name="CL2013_20_Reference_20_text">Subramaniam, L. V. and Roy, S. and Faruquie, T. A. and Negi, S. 2009. “A survey of types of text noise and techniques to handle noisy text”. In: <text:span text:style-name="T20">Proceedings of The Third Workshop on Analytics for Noisy Unstructured Text Data</text:span>, ACM: 115-122.</text:p>
      <text:p text:style-name="CL2013_20_Reference_20_text">Zeldes, A. and Ritz, J. and Lüdeling, A. and Chiarcos, Chr. 2009. ANNIS: “A Search Tool for Multi-Layer Annotated Corpora”. In: <text:span text:style-name="T20">Proceedings of Corpus Linguistics 2009</text:span>.</text:p>
      <text:p text:style-name="CL2013_20_Referenc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KPBZC+CMR10" svg:font-family="VKPBZC+CMR10"/>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MS Mincho" svg:font-family="'MS Mincho'" style:font-family-generic="modern" style:font-pitch="fixed"/>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fo:text-shadow="none" style:text-underline-style="none" fo:font-weight="normal" style:letter-kerning="false" style:font-size-asian="10pt" style:language-asian="en" style:country-asian="GB"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GB" fo:font-style="normal" fo:text-shadow="none" style:text-underline-style="none" fo:font-weight="normal" style:letter-kerning="false" fo:background-color="transparent" style:font-name-asian="SimSu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100%" fo:margin-left="0.711cm" fo:margin-right="0cm" fo:margin-top="0.423cm" fo:margin-bottom="0.318cm" fo:text-align="justify" style:justify-single-word="false" fo:hyphenation-ladder-count="no-limit" fo:text-indent="-0.711cm" style:auto-text-indent="false" fo:keep-with-next="always">
        <style:tab-stops>
          <style:tab-stop style:position="-0.011cm"/>
        </style:tab-stops>
      </style:paragraph-properties>
      <style:text-properties fo:font-size="12pt" fo:font-weight="bold" style:font-size-asian="12pt" style:font-weight-asian="bold" fo:hyphenate="false"/>
    </style:style>
    <style:style style:name="Heading_20_2" style:display-name="Heading 2" style:family="paragraph" style:parent-style-name="Normal" style:next-style-name="Normal" style:default-outline-level="2" style:class="text">
      <style:paragraph-properties fo:margin="100%" fo:margin-left="0.991cm" fo:margin-right="0cm" fo:margin-top="0.318cm" fo:margin-bottom="0.212cm" fo:text-align="justify" style:justify-single-word="false" fo:hyphenation-ladder-count="no-limit" fo:text-indent="-0.991cm" style:auto-text-indent="false" fo:keep-with-next="always">
        <style:tab-stops>
          <style:tab-stop style:position="0.009cm"/>
        </style:tab-stops>
      </style:paragraph-properties>
      <style:text-properties fo:font-size="11pt" fo:font-weight="bold" style:font-size-asian="11pt" style:font-weight-asian="bold" style:font-size-complex="11pt" fo:hyphenate="false"/>
    </style:style>
    <style:style style:name="Heading_20_3" style:display-name="Heading 3" style:family="paragraph" style:parent-style-name="Normal" style:next-style-name="Normal" style:default-outline-level="3" style:class="text">
      <style:paragraph-properties fo:margin-top="0.318cm" fo:margin-bottom="0.212cm" fo:text-align="justify" style:justify-single-word="false" fo:hyphenation-ladder-count="no-limit" fo:keep-with-next="always"/>
      <style:text-properties fo:font-size="11pt" fo:font-weight="bold" style:font-size-asian="11pt" style:font-weight-asian="bold" style:font-name-complex="Arial" style:font-size-complex="13pt" style:font-weight-complex="bold" fo:hyphenate="false"/>
    </style:style>
    <style:style style:name="Normal" style:family="paragraph">
      <style:paragraph-properties fo:hyphenation-ladder-count="no-limit"/>
      <style:text-properties fo:language="en" fo:country="US" style:language-asian="de" style:country-asian="DE" fo:hyphenate="false"/>
    </style:style>
    <style:style style:name="CL2013_20_Text" style:display-name="CL2013 Text" style:family="paragraph" style:parent-style-name="Normal" style:next-style-name="CL2013_20_Text_20_Indent">
      <style:paragraph-properties fo:text-align="justify" style:justify-single-word="false" fo:orphans="0" fo:widows="0" fo:hyphenation-ladder-count="no-limit"/>
      <style:text-properties fo:font-size="11pt" style:font-size-asian="11pt" fo:hyphenate="false"/>
    </style:style>
    <style:style style:name="CL2013_20_Text_20_Indent" style:display-name="CL2013 Text Indent" style:family="paragraph" style:parent-style-name="Normal">
      <style:paragraph-properties fo:margin="100%" fo:margin-left="0cm" fo:margin-right="0cm" fo:margin-top="0cm" fo:margin-bottom="0cm" fo:text-align="justify" style:justify-single-word="false" fo:orphans="0" fo:widows="0" fo:hyphenation-ladder-count="no-limit" fo:text-indent="0.4cm" style:auto-text-indent="false"/>
      <style:text-properties fo:font-size="11pt" style:font-size-asian="11pt" fo:hyphenate="false"/>
    </style:style>
    <style:style style:name="Caption" style:family="paragraph" style:parent-style-name="Normal" style:next-style-name="CL2013_20_Text_20_Indent" style:class="extra">
      <style:paragraph-properties fo:text-align="center" style:justify-single-word="false" fo:hyphenation-ladder-count="no-limit"/>
      <style:text-properties fo:font-size="11pt" style:font-size-asian="11pt" style:font-weight-complex="bold" fo:hyphenate="false"/>
    </style:style>
    <style:style style:name="Footnote_20_Text" style:display-name="Footnote Text" style:family="paragraph" style:parent-style-name="Normal">
      <style:paragraph-properties fo:hyphenation-ladder-count="no-limit"/>
      <style:text-properties fo:font-size="9pt" style:font-size-asian="9pt" fo:hyphenate="false"/>
    </style:style>
    <style:style style:name="Plain_20_Text" style:display-name="Plain Text" style:family="paragraph" style:parent-style-name="Normal">
      <style:paragraph-properties fo:hyphenation-ladder-count="no-limit"/>
      <style:text-properties style:font-name="Courier New" fo:language="fr" fo:country="FR" style:language-asian="fr" style:country-asian="FR" style:font-name-complex="Courier New" fo:hyphenate="false"/>
    </style:style>
    <style:style style:name="样式_20_ACL_20_Section_20__2b__20__28_中文_29__20_PMingLiU" style:display-name="样式 ACL Section + (中文) PMingLiU" style:family="paragraph" style:parent-style-name="CL2013_20_Section_20_Heading" style:list-style-name="LFO2">
      <style:paragraph-properties fo:hyphenation-ladder-count="no-limit"/>
      <style:text-properties fo:hyphenate="false"/>
    </style:style>
    <style:style style:name="CL2013_20_Section_20_Heading" style:display-name="CL2013 Section Heading" style:family="paragraph" style:parent-style-name="Normal" style:next-style-name="CL2013_20_Text" style:list-style-name="LFO2">
      <style:paragraph-properties fo:margin-top="0.353cm" fo:margin-bottom="0.282cm" fo:text-align="justify" style:justify-single-word="false" fo:hyphenation-ladder-count="no-limit" fo:keep-with-next="always">
        <style:tab-stops>
          <style:tab-stop style:position="-0.238cm"/>
          <style:tab-stop style:position="0cm"/>
        </style:tab-stops>
      </style:paragraph-properties>
      <style:text-properties fo:font-size="12pt" fo:font-weight="bold" style:font-name-asian="Times New Roman" style:font-size-asian="12pt" style:font-weight-asian="bold" style:font-size-complex="13pt" style:font-weight-complex="bold" fo:hyphenate="false"/>
    </style:style>
    <style:style style:name="CL2013_20_References_20_Heading" style:display-name="CL2013 References Heading" style:family="paragraph" style:parent-style-name="Normal" style:next-style-name="CL2013_20_Reference_20_text">
      <style:paragraph-properties fo:margin-top="0.423cm" fo:margin-bottom="0.212cm" fo:text-align="justify" style:justify-single-word="false" fo:hyphenation-ladder-count="no-limit"/>
      <style:text-properties fo:font-size="12pt" fo:font-weight="bold" style:font-name-asian="Times New Roman" style:font-size-asian="12pt" style:font-weight-asian="bold" style:font-size-complex="13pt" style:font-weight-complex="bold" fo:hyphenate="false"/>
    </style:style>
    <style:style style:name="CL2013_20_Reference_20_text" style:display-name="CL2013 Reference text" style:family="paragraph" style:parent-style-name="CL2013_20_Text_20_Indent">
      <style:paragraph-properties fo:margin="100%" fo:margin-left="0.4cm" fo:margin-right="0cm" fo:margin-top="0cm" fo:margin-bottom="0.212cm" fo:hyphenation-ladder-count="no-limit" fo:text-indent="-0.4cm" style:auto-text-indent="false">
        <style:tab-stops/>
      </style:paragraph-properties>
      <style:text-properties fo:font-size="10pt" style:font-size-asian="10pt" fo:hyphenate="false"/>
    </style:style>
    <style:style style:name="CL2013_20_Author" style:display-name="CL2013 Author" style:family="paragraph" style:parent-style-name="Normal">
      <style:paragraph-properties fo:text-align="center" style:justify-single-word="false" fo:hyphenation-ladder-count="no-limit"/>
      <style:text-properties fo:font-size="12pt" fo:font-weight="bold" style:font-name-asian="Times New Roman" style:font-size-asian="12pt" style:font-weight-asian="bold" fo:hyphenate="false"/>
    </style:style>
    <style:style style:name="CL2013_20_Email_20_address" style:display-name="CL2013 Email address" style:family="paragraph" style:parent-style-name="Normal">
      <style:paragraph-properties fo:margin-top="0.106cm" fo:margin-bottom="0.106cm" fo:text-align="center" style:justify-single-word="false" fo:hyphenation-ladder-count="no-limit"/>
      <style:text-properties style:font-name="Courier New" style:font-name-asian="Courier New" fo:hyphenate="false"/>
    </style:style>
    <style:style style:name="CL2013_20_Title" style:display-name="CL2013 Title" style:family="paragraph" style:parent-style-name="Normal" style:next-style-name="Normal">
      <style:paragraph-properties fo:margin-top="0cm" fo:margin-bottom="0.529cm" fo:text-align="center" style:justify-single-word="false" fo:hyphenation-ladder-count="no-limit"/>
      <style:text-properties fo:font-size="14pt" fo:font-weight="bold" style:font-name-asian="MS Mincho" style:font-size-asian="14pt" style:font-weight-asian="bold" style:font-size-complex="15pt" style:font-weight-complex="bold" fo:hyphenate="false"/>
    </style:style>
    <style:style style:name="CL2013_20_Affiliation" style:display-name="CL2013 Affiliation" style:family="paragraph" style:parent-style-name="Normal">
      <style:paragraph-properties fo:text-align="center" style:justify-single-word="false" fo:hyphenation-ladder-count="no-limit"/>
      <style:text-properties fo:font-size="12pt" style:font-name-asian="Times New Roman" style:font-size-asian="12pt" fo:hyphenate="false"/>
    </style:style>
    <style:style style:name="CL2013_20_Bullet-point_20_list" style:display-name="CL2013 Bullet-point list" style:family="paragraph" style:parent-style-name="Normal" style:list-style-name="LFO4">
      <style:paragraph-properties fo:margin="100%" fo:margin-left="1.259cm" fo:margin-right="0cm" fo:margin-top="0.106cm" fo:margin-bottom="0.106cm" fo:hyphenation-ladder-count="no-limit" fo:text-indent="-0.63cm" style:auto-text-indent="false">
        <style:tab-stops>
          <style:tab-stop style:position="0.011cm"/>
        </style:tab-stops>
      </style:paragraph-properties>
      <style:text-properties fo:font-size="11pt" style:font-size-asian="11pt" fo:hyphenate="false"/>
    </style:style>
    <style:style style:name="Header" style:family="paragraph" style:parent-style-name="Normal" style:class="extra">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Footer" style:family="paragraph" style:parent-style-name="Normal"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CL2013_20_Text_20_Char" style:display-name="CL2013 Text Char" style:family="text">
      <style:text-properties fo:font-size="11pt" fo:language="en" fo:country="US" style:font-size-asian="11pt" style:language-asian="de" style:country-asian="DE"/>
    </style:style>
    <style:style style:name="CL2013_20_Text_20_Indent_20_Char" style:display-name="CL2013 Text Indent Char" style:family="text">
      <style:text-properties fo:font-size="11pt" fo:language="en" fo:country="US" style:font-size-asian="11pt" style:language-asian="de" style:country-asian="DE"/>
    </style:style>
    <style:style style:name="Header_20_Char" style:display-name="Header Char" style:family="text">
      <style:text-properties fo:font-size="9pt" style:font-size-asian="9pt" style:language-asian="de" style:country-asian="DE" style:font-size-complex="9pt"/>
    </style:style>
    <style:style style:name="Footer_20_Char" style:display-name="Footer Char" style:family="text">
      <style:text-properties fo:font-size="9pt" style:font-size-asian="9pt" style:language-asian="de" style:country-asian="DE" style:font-size-complex="9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OUTLINELVL2" style:display-name="WW_CharOUTLINE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LVL1" style:display-name="WW_CharLFO1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LVL2" style:display-name="WW_CharLFO1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LVL3" style:display-name="WW_CharLFO1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LVL4" style:display-name="WW_CharLFO1LVL4" style:family="text">
      <style:text-properties style:font-name="Times New Roman" fo:font-size="12pt" style:font-size-asian="12pt" style:font-name-complex="Times New Roman" style:font-size-complex="12pt"/>
    </style:style>
    <style:style style:name="WW_5f_CharLFO1LVL5" style:display-name="WW_CharLFO1LVL5" style:family="text">
      <style:text-properties style:font-name="Times New Roman" fo:font-size="12pt" style:font-size-asian="12pt" style:font-name-complex="Times New Roman" style:font-size-complex="12pt"/>
    </style:style>
    <style:style style:name="WW_5f_CharLFO1LVL6" style:display-name="WW_CharLFO1LVL6" style:family="text">
      <style:text-properties style:font-name="Times New Roman" fo:font-size="12pt" style:font-size-asian="12pt" style:font-name-complex="Times New Roman" style:font-size-complex="12pt"/>
    </style:style>
    <style:style style:name="WW_5f_CharLFO1LVL7" style:display-name="WW_CharLFO1LVL7" style:family="text">
      <style:text-properties style:font-name="Times New Roman" fo:font-size="12pt" style:font-size-asian="12pt" style:font-name-complex="Times New Roman" style:font-size-complex="12pt"/>
    </style:style>
    <style:style style:name="WW_5f_CharLFO1LVL8" style:display-name="WW_CharLFO1LVL8" style:family="text">
      <style:text-properties style:font-name="Times New Roman" fo:font-size="12pt" style:font-size-asian="12pt" style:font-name-complex="Times New Roman" style:font-size-complex="12pt"/>
    </style:style>
    <style:style style:name="WW_5f_CharLFO1LVL9" style:display-name="WW_CharLFO1LVL9" style:family="text">
      <style:text-properties style:font-name="Times New Roman" fo:font-size="12pt" style:font-size-asian="12pt" style:font-name-complex="Times New Roman" style:font-size-complex="12pt"/>
    </style:style>
    <style:style style:name="WW_5f_CharLFO2LVL1" style:display-name="WW_CharLFO2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2LVL2" style:display-name="WW_CharLFO2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2LVL3" style:display-name="WW_CharLFO2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2LVL4" style:display-name="WW_CharLFO2LVL4" style:family="text">
      <style:text-properties style:font-name="Times New Roman" fo:font-size="12pt" style:font-size-asian="12pt" style:font-name-complex="Times New Roman" style:font-size-complex="12pt"/>
    </style:style>
    <style:style style:name="WW_5f_CharLFO2LVL5" style:display-name="WW_CharLFO2LVL5" style:family="text">
      <style:text-properties style:font-name="Times New Roman" fo:font-size="12pt" style:font-size-asian="12pt" style:font-name-complex="Times New Roman" style:font-size-complex="12pt"/>
    </style:style>
    <style:style style:name="WW_5f_CharLFO2LVL6" style:display-name="WW_CharLFO2LVL6" style:family="text">
      <style:text-properties style:font-name="Times New Roman" fo:font-size="12pt" style:font-size-asian="12pt" style:font-name-complex="Times New Roman" style:font-size-complex="12pt"/>
    </style:style>
    <style:style style:name="WW_5f_CharLFO2LVL7" style:display-name="WW_CharLFO2LVL7" style:family="text">
      <style:text-properties style:font-name="Times New Roman" fo:font-size="12pt" style:font-size-asian="12pt" style:font-name-complex="Times New Roman" style:font-size-complex="12pt"/>
    </style:style>
    <style:style style:name="WW_5f_CharLFO2LVL8" style:display-name="WW_CharLFO2LVL8" style:family="text">
      <style:text-properties style:font-name="Times New Roman" fo:font-size="12pt" style:font-size-asian="12pt" style:font-name-complex="Times New Roman" style:font-size-complex="12pt"/>
    </style:style>
    <style:style style:name="WW_5f_CharLFO2LVL9" style:display-name="WW_CharLFO2LVL9" style:family="text">
      <style:text-properties style:font-name="Times New Roman" fo:font-size="12pt" style:font-size-asian="12pt" style:font-name-complex="Times New Roman" style:font-size-complex="12pt"/>
    </style:style>
    <style:style style:name="WW_5f_CharLFO3LVL1" style:display-name="WW_CharLFO3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3LVL2" style:display-name="WW_CharLFO3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3LVL3" style:display-name="WW_CharLFO3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3LVL4" style:display-name="WW_CharLFO3LVL4" style:family="text">
      <style:text-properties style:font-name="Times New Roman" fo:font-size="12pt" style:font-size-asian="12pt" style:font-name-complex="Times New Roman" style:font-size-complex="12pt"/>
    </style:style>
    <style:style style:name="WW_5f_CharLFO3LVL5" style:display-name="WW_CharLFO3LVL5" style:family="text">
      <style:text-properties style:font-name="Times New Roman" fo:font-size="12pt" style:font-size-asian="12pt" style:font-name-complex="Times New Roman" style:font-size-complex="12pt"/>
    </style:style>
    <style:style style:name="WW_5f_CharLFO3LVL6" style:display-name="WW_CharLFO3LVL6" style:family="text">
      <style:text-properties style:font-name="Times New Roman" fo:font-size="12pt" style:font-size-asian="12pt" style:font-name-complex="Times New Roman" style:font-size-complex="12pt"/>
    </style:style>
    <style:style style:name="WW_5f_CharLFO3LVL7" style:display-name="WW_CharLFO3LVL7" style:family="text">
      <style:text-properties style:font-name="Times New Roman" fo:font-size="12pt" style:font-size-asian="12pt" style:font-name-complex="Times New Roman" style:font-size-complex="12pt"/>
    </style:style>
    <style:style style:name="WW_5f_CharLFO3LVL8" style:display-name="WW_CharLFO3LVL8" style:family="text">
      <style:text-properties style:font-name="Times New Roman" fo:font-size="12pt" style:font-size-asian="12pt" style:font-name-complex="Times New Roman" style:font-size-complex="12pt"/>
    </style:style>
    <style:style style:name="WW_5f_CharLFO3LVL9" style:display-name="WW_CharLFO3LVL9" style:family="text">
      <style:text-properties style:font-name="Times New Roman" fo:font-size="12pt" style:font-size-asian="12pt" style:font-name-complex="Times New Roman" style:font-size-complex="12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Arial"/>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Arial"/>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Arial"/>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6LVL1" style:display-name="WW_CharLFO6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6LVL2" style:display-name="WW_CharLFO6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6LVL3" style:display-name="WW_CharLFO6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6LVL4" style:display-name="WW_CharLFO6LVL4" style:family="text">
      <style:text-properties style:font-name="Times New Roman" fo:font-size="12pt" style:font-size-asian="12pt" style:font-name-complex="Times New Roman" style:font-size-complex="12pt"/>
    </style:style>
    <style:style style:name="WW_5f_CharLFO6LVL5" style:display-name="WW_CharLFO6LVL5" style:family="text">
      <style:text-properties style:font-name="Times New Roman" fo:font-size="12pt" style:font-size-asian="12pt" style:font-name-complex="Times New Roman" style:font-size-complex="12pt"/>
    </style:style>
    <style:style style:name="WW_5f_CharLFO6LVL6" style:display-name="WW_CharLFO6LVL6" style:family="text">
      <style:text-properties style:font-name="Times New Roman" fo:font-size="12pt" style:font-size-asian="12pt" style:font-name-complex="Times New Roman" style:font-size-complex="12pt"/>
    </style:style>
    <style:style style:name="WW_5f_CharLFO6LVL7" style:display-name="WW_CharLFO6LVL7" style:family="text">
      <style:text-properties style:font-name="Times New Roman" fo:font-size="12pt" style:font-size-asian="12pt" style:font-name-complex="Times New Roman" style:font-size-complex="12pt"/>
    </style:style>
    <style:style style:name="WW_5f_CharLFO6LVL8" style:display-name="WW_CharLFO6LVL8" style:family="text">
      <style:text-properties style:font-name="Times New Roman" fo:font-size="12pt" style:font-size-asian="12pt" style:font-name-complex="Times New Roman" style:font-size-complex="12pt"/>
    </style:style>
    <style:style style:name="WW_5f_CharLFO6LVL9" style:display-name="WW_CharLFO6LVL9" style:family="text">
      <style:text-properties style:font-name="Times New Roman" fo:font-size="12pt" style:font-size-asian="12pt" style:font-name-complex="Times New Roman" style:font-size-complex="12pt"/>
    </style:style>
    <style:style style:name="WW_5f_CharLFO7LVL1" style:display-name="WW_CharLFO7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7LVL2" style:display-name="WW_CharLFO7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7LVL3" style:display-name="WW_CharLFO7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7LVL4" style:display-name="WW_CharLFO7LVL4" style:family="text">
      <style:text-properties style:font-name="Times New Roman" fo:font-size="12pt" style:font-size-asian="12pt" style:font-name-complex="Times New Roman" style:font-size-complex="12pt"/>
    </style:style>
    <style:style style:name="WW_5f_CharLFO7LVL5" style:display-name="WW_CharLFO7LVL5" style:family="text">
      <style:text-properties style:font-name="Times New Roman" fo:font-size="12pt" style:font-size-asian="12pt" style:font-name-complex="Times New Roman" style:font-size-complex="12pt"/>
    </style:style>
    <style:style style:name="WW_5f_CharLFO7LVL6" style:display-name="WW_CharLFO7LVL6" style:family="text">
      <style:text-properties style:font-name="Times New Roman" fo:font-size="12pt" style:font-size-asian="12pt" style:font-name-complex="Times New Roman" style:font-size-complex="12pt"/>
    </style:style>
    <style:style style:name="WW_5f_CharLFO7LVL7" style:display-name="WW_CharLFO7LVL7" style:family="text">
      <style:text-properties style:font-name="Times New Roman" fo:font-size="12pt" style:font-size-asian="12pt" style:font-name-complex="Times New Roman" style:font-size-complex="12pt"/>
    </style:style>
    <style:style style:name="WW_5f_CharLFO7LVL8" style:display-name="WW_CharLFO7LVL8" style:family="text">
      <style:text-properties style:font-name="Times New Roman" fo:font-size="12pt" style:font-size-asian="12pt" style:font-name-complex="Times New Roman" style:font-size-complex="12pt"/>
    </style:style>
    <style:style style:name="WW_5f_CharLFO7LVL9" style:display-name="WW_CharLFO7LVL9" style:family="text">
      <style:text-properties style:font-name="Times New Roman" fo:font-size="12pt" style:font-size-asian="12pt" style:font-name-complex="Times New Roman" style:font-size-complex="12pt"/>
    </style:style>
    <style:style style:name="WW_5f_CharLFO8LVL1" style:display-name="WW_CharLFO8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8LVL2" style:display-name="WW_CharLFO8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8LVL3" style:display-name="WW_CharLFO8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8LVL4" style:display-name="WW_CharLFO8LVL4" style:family="text">
      <style:text-properties style:font-name="Times New Roman" fo:font-size="12pt" style:font-size-asian="12pt" style:font-name-complex="Times New Roman" style:font-size-complex="12pt"/>
    </style:style>
    <style:style style:name="WW_5f_CharLFO8LVL5" style:display-name="WW_CharLFO8LVL5" style:family="text">
      <style:text-properties style:font-name="Times New Roman" fo:font-size="12pt" style:font-size-asian="12pt" style:font-name-complex="Times New Roman" style:font-size-complex="12pt"/>
    </style:style>
    <style:style style:name="WW_5f_CharLFO8LVL6" style:display-name="WW_CharLFO8LVL6" style:family="text">
      <style:text-properties style:font-name="Times New Roman" fo:font-size="12pt" style:font-size-asian="12pt" style:font-name-complex="Times New Roman" style:font-size-complex="12pt"/>
    </style:style>
    <style:style style:name="WW_5f_CharLFO8LVL7" style:display-name="WW_CharLFO8LVL7" style:family="text">
      <style:text-properties style:font-name="Times New Roman" fo:font-size="12pt" style:font-size-asian="12pt" style:font-name-complex="Times New Roman" style:font-size-complex="12pt"/>
    </style:style>
    <style:style style:name="WW_5f_CharLFO8LVL8" style:display-name="WW_CharLFO8LVL8" style:family="text">
      <style:text-properties style:font-name="Times New Roman" fo:font-size="12pt" style:font-size-asian="12pt" style:font-name-complex="Times New Roman" style:font-size-complex="12pt"/>
    </style:style>
    <style:style style:name="WW_5f_CharLFO8LVL9" style:display-name="WW_CharLFO8LVL9" style:family="text">
      <style:text-properties style:font-name="Times New Roman" fo:font-size="12pt" style:font-size-asian="12pt" style:font-name-complex="Times New Roman" style:font-size-complex="12pt"/>
    </style:style>
    <style:style style:name="WW_5f_CharLFO9LVL1" style:display-name="WW_CharLFO9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9LVL2" style:display-name="WW_CharLFO9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9LVL3" style:display-name="WW_CharLFO9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9LVL4" style:display-name="WW_CharLFO9LVL4" style:family="text">
      <style:text-properties style:font-name="Times New Roman" fo:font-size="12pt" style:font-size-asian="12pt" style:font-name-complex="Times New Roman" style:font-size-complex="12pt"/>
    </style:style>
    <style:style style:name="WW_5f_CharLFO9LVL5" style:display-name="WW_CharLFO9LVL5" style:family="text">
      <style:text-properties style:font-name="Times New Roman" fo:font-size="12pt" style:font-size-asian="12pt" style:font-name-complex="Times New Roman" style:font-size-complex="12pt"/>
    </style:style>
    <style:style style:name="WW_5f_CharLFO9LVL6" style:display-name="WW_CharLFO9LVL6" style:family="text">
      <style:text-properties style:font-name="Times New Roman" fo:font-size="12pt" style:font-size-asian="12pt" style:font-name-complex="Times New Roman" style:font-size-complex="12pt"/>
    </style:style>
    <style:style style:name="WW_5f_CharLFO9LVL7" style:display-name="WW_CharLFO9LVL7" style:family="text">
      <style:text-properties style:font-name="Times New Roman" fo:font-size="12pt" style:font-size-asian="12pt" style:font-name-complex="Times New Roman" style:font-size-complex="12pt"/>
    </style:style>
    <style:style style:name="WW_5f_CharLFO9LVL8" style:display-name="WW_CharLFO9LVL8" style:family="text">
      <style:text-properties style:font-name="Times New Roman" fo:font-size="12pt" style:font-size-asian="12pt" style:font-name-complex="Times New Roman" style:font-size-complex="12pt"/>
    </style:style>
    <style:style style:name="WW_5f_CharLFO9LVL9" style:display-name="WW_CharLFO9LVL9" style:family="text">
      <style:text-properties style:font-name="Times New Roman" fo:font-size="12pt" style:font-size-asian="12pt" style:font-name-complex="Times New Roman" style:font-size-complex="12pt"/>
    </style:style>
    <style:style style:name="WW_5f_CharLFO10LVL1" style:display-name="WW_CharLFO10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0LVL2" style:display-name="WW_CharLFO10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0LVL3" style:display-name="WW_CharLFO10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0LVL4" style:display-name="WW_CharLFO10LVL4" style:family="text">
      <style:text-properties style:font-name="Times New Roman" fo:font-size="12pt" style:font-size-asian="12pt" style:font-name-complex="Times New Roman" style:font-size-complex="12pt"/>
    </style:style>
    <style:style style:name="WW_5f_CharLFO10LVL5" style:display-name="WW_CharLFO10LVL5" style:family="text">
      <style:text-properties style:font-name="Times New Roman" fo:font-size="12pt" style:font-size-asian="12pt" style:font-name-complex="Times New Roman" style:font-size-complex="12pt"/>
    </style:style>
    <style:style style:name="WW_5f_CharLFO10LVL6" style:display-name="WW_CharLFO10LVL6" style:family="text">
      <style:text-properties style:font-name="Times New Roman" fo:font-size="12pt" style:font-size-asian="12pt" style:font-name-complex="Times New Roman" style:font-size-complex="12pt"/>
    </style:style>
    <style:style style:name="WW_5f_CharLFO10LVL7" style:display-name="WW_CharLFO10LVL7" style:family="text">
      <style:text-properties style:font-name="Times New Roman" fo:font-size="12pt" style:font-size-asian="12pt" style:font-name-complex="Times New Roman" style:font-size-complex="12pt"/>
    </style:style>
    <style:style style:name="WW_5f_CharLFO10LVL8" style:display-name="WW_CharLFO10LVL8" style:family="text">
      <style:text-properties style:font-name="Times New Roman" fo:font-size="12pt" style:font-size-asian="12pt" style:font-name-complex="Times New Roman" style:font-size-complex="12pt"/>
    </style:style>
    <style:style style:name="WW_5f_CharLFO10LVL9" style:display-name="WW_CharLFO10LVL9" style:family="text">
      <style:text-properties style:font-name="Times New Roman" fo:font-size="12pt" style:font-size-asian="12pt" style:font-name-complex="Times New Roman" style:font-size-complex="12pt"/>
    </style:style>
    <style:style style:name="WW_5f_CharLFO11LVL1" style:display-name="WW_CharLFO11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1LVL2" style:display-name="WW_CharLFO11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1LVL3" style:display-name="WW_CharLFO11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1LVL4" style:display-name="WW_CharLFO11LVL4" style:family="text">
      <style:text-properties style:font-name="Times New Roman" fo:font-size="12pt" style:font-size-asian="12pt" style:font-name-complex="Times New Roman" style:font-size-complex="12pt"/>
    </style:style>
    <style:style style:name="WW_5f_CharLFO11LVL5" style:display-name="WW_CharLFO11LVL5" style:family="text">
      <style:text-properties style:font-name="Times New Roman" fo:font-size="12pt" style:font-size-asian="12pt" style:font-name-complex="Times New Roman" style:font-size-complex="12pt"/>
    </style:style>
    <style:style style:name="WW_5f_CharLFO11LVL6" style:display-name="WW_CharLFO11LVL6" style:family="text">
      <style:text-properties style:font-name="Times New Roman" fo:font-size="12pt" style:font-size-asian="12pt" style:font-name-complex="Times New Roman" style:font-size-complex="12pt"/>
    </style:style>
    <style:style style:name="WW_5f_CharLFO11LVL7" style:display-name="WW_CharLFO11LVL7" style:family="text">
      <style:text-properties style:font-name="Times New Roman" fo:font-size="12pt" style:font-size-asian="12pt" style:font-name-complex="Times New Roman" style:font-size-complex="12pt"/>
    </style:style>
    <style:style style:name="WW_5f_CharLFO11LVL8" style:display-name="WW_CharLFO11LVL8" style:family="text">
      <style:text-properties style:font-name="Times New Roman" fo:font-size="12pt" style:font-size-asian="12pt" style:font-name-complex="Times New Roman" style:font-size-complex="12pt"/>
    </style:style>
    <style:style style:name="WW_5f_CharLFO11LVL9" style:display-name="WW_CharLFO11LVL9" style:family="text">
      <style:text-properties style:font-name="Times New Roman" fo:font-size="12pt" style:font-size-asian="12pt" style:font-name-complex="Times New Roman" style:font-size-complex="12pt"/>
    </style:style>
    <style:style style:name="WW_5f_CharLFO12LVL1" style:display-name="WW_CharLFO12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2LVL2" style:display-name="WW_CharLFO12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2LVL3" style:display-name="WW_CharLFO12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2LVL4" style:display-name="WW_CharLFO12LVL4" style:family="text">
      <style:text-properties style:font-name="Times New Roman" fo:font-size="12pt" style:font-size-asian="12pt" style:font-name-complex="Times New Roman" style:font-size-complex="12pt"/>
    </style:style>
    <style:style style:name="WW_5f_CharLFO12LVL5" style:display-name="WW_CharLFO12LVL5" style:family="text">
      <style:text-properties style:font-name="Times New Roman" fo:font-size="12pt" style:font-size-asian="12pt" style:font-name-complex="Times New Roman" style:font-size-complex="12pt"/>
    </style:style>
    <style:style style:name="WW_5f_CharLFO12LVL6" style:display-name="WW_CharLFO12LVL6" style:family="text">
      <style:text-properties style:font-name="Times New Roman" fo:font-size="12pt" style:font-size-asian="12pt" style:font-name-complex="Times New Roman" style:font-size-complex="12pt"/>
    </style:style>
    <style:style style:name="WW_5f_CharLFO12LVL7" style:display-name="WW_CharLFO12LVL7" style:family="text">
      <style:text-properties style:font-name="Times New Roman" fo:font-size="12pt" style:font-size-asian="12pt" style:font-name-complex="Times New Roman" style:font-size-complex="12pt"/>
    </style:style>
    <style:style style:name="WW_5f_CharLFO12LVL8" style:display-name="WW_CharLFO12LVL8" style:family="text">
      <style:text-properties style:font-name="Times New Roman" fo:font-size="12pt" style:font-size-asian="12pt" style:font-name-complex="Times New Roman" style:font-size-complex="12pt"/>
    </style:style>
    <style:style style:name="WW_5f_CharLFO12LVL9" style:display-name="WW_CharLFO12LVL9" style:family="text">
      <style:text-properties style:font-name="Times New Roman" fo:font-size="12pt" style:font-size-asian="12pt" style:font-name-complex="Times New Roman" style:font-size-complex="12pt"/>
    </style:style>
    <style:style style:name="WW_5f_CharLFO13LVL1" style:display-name="WW_CharLFO13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3LVL2" style:display-name="WW_CharLFO13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3LVL3" style:display-name="WW_CharLFO13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3LVL4" style:display-name="WW_CharLFO13LVL4" style:family="text">
      <style:text-properties style:font-name="Times New Roman" fo:font-size="12pt" style:font-size-asian="12pt" style:font-name-complex="Times New Roman" style:font-size-complex="12pt"/>
    </style:style>
    <style:style style:name="WW_5f_CharLFO13LVL5" style:display-name="WW_CharLFO13LVL5" style:family="text">
      <style:text-properties style:font-name="Times New Roman" fo:font-size="12pt" style:font-size-asian="12pt" style:font-name-complex="Times New Roman" style:font-size-complex="12pt"/>
    </style:style>
    <style:style style:name="WW_5f_CharLFO13LVL6" style:display-name="WW_CharLFO13LVL6" style:family="text">
      <style:text-properties style:font-name="Times New Roman" fo:font-size="12pt" style:font-size-asian="12pt" style:font-name-complex="Times New Roman" style:font-size-complex="12pt"/>
    </style:style>
    <style:style style:name="WW_5f_CharLFO13LVL7" style:display-name="WW_CharLFO13LVL7" style:family="text">
      <style:text-properties style:font-name="Times New Roman" fo:font-size="12pt" style:font-size-asian="12pt" style:font-name-complex="Times New Roman" style:font-size-complex="12pt"/>
    </style:style>
    <style:style style:name="WW_5f_CharLFO13LVL8" style:display-name="WW_CharLFO13LVL8" style:family="text">
      <style:text-properties style:font-name="Times New Roman" fo:font-size="12pt" style:font-size-asian="12pt" style:font-name-complex="Times New Roman" style:font-size-complex="12pt"/>
    </style:style>
    <style:style style:name="WW_5f_CharLFO13LVL9" style:display-name="WW_CharLFO13LVL9" style:family="text">
      <style:text-properties style:font-name="Times New Roman" fo:font-size="12pt" style:font-size-asian="12pt" style:font-name-complex="Times New Roman" style:font-size-complex="12pt"/>
    </style:style>
    <style:style style:name="WW_5f_CharLFO14LVL1" style:display-name="WW_CharLFO14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4LVL2" style:display-name="WW_CharLFO14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4LVL3" style:display-name="WW_CharLFO14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4LVL4" style:display-name="WW_CharLFO14LVL4" style:family="text">
      <style:text-properties style:font-name="Times New Roman" fo:font-size="12pt" style:font-size-asian="12pt" style:font-name-complex="Times New Roman" style:font-size-complex="12pt"/>
    </style:style>
    <style:style style:name="WW_5f_CharLFO14LVL5" style:display-name="WW_CharLFO14LVL5" style:family="text">
      <style:text-properties style:font-name="Times New Roman" fo:font-size="12pt" style:font-size-asian="12pt" style:font-name-complex="Times New Roman" style:font-size-complex="12pt"/>
    </style:style>
    <style:style style:name="WW_5f_CharLFO14LVL6" style:display-name="WW_CharLFO14LVL6" style:family="text">
      <style:text-properties style:font-name="Times New Roman" fo:font-size="12pt" style:font-size-asian="12pt" style:font-name-complex="Times New Roman" style:font-size-complex="12pt"/>
    </style:style>
    <style:style style:name="WW_5f_CharLFO14LVL7" style:display-name="WW_CharLFO14LVL7" style:family="text">
      <style:text-properties style:font-name="Times New Roman" fo:font-size="12pt" style:font-size-asian="12pt" style:font-name-complex="Times New Roman" style:font-size-complex="12pt"/>
    </style:style>
    <style:style style:name="WW_5f_CharLFO14LVL8" style:display-name="WW_CharLFO14LVL8" style:family="text">
      <style:text-properties style:font-name="Times New Roman" fo:font-size="12pt" style:font-size-asian="12pt" style:font-name-complex="Times New Roman" style:font-size-complex="12pt"/>
    </style:style>
    <style:style style:name="WW_5f_CharLFO14LVL9" style:display-name="WW_CharLFO14LVL9" style:family="text">
      <style:text-properties style:font-name="Times New Roman" fo:font-size="12pt" style:font-size-asian="12pt" style:font-name-complex="Times New Roman" style:font-size-complex="12pt"/>
    </style:style>
    <style:style style:name="WW_5f_CharLFO15LVL1" style:display-name="WW_CharLFO15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5LVL2" style:display-name="WW_CharLFO15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5LVL3" style:display-name="WW_CharLFO15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5LVL4" style:display-name="WW_CharLFO15LVL4" style:family="text">
      <style:text-properties style:font-name="Times New Roman" fo:font-size="12pt" style:font-size-asian="12pt" style:font-name-complex="Times New Roman" style:font-size-complex="12pt"/>
    </style:style>
    <style:style style:name="WW_5f_CharLFO15LVL5" style:display-name="WW_CharLFO15LVL5" style:family="text">
      <style:text-properties style:font-name="Times New Roman" fo:font-size="12pt" style:font-size-asian="12pt" style:font-name-complex="Times New Roman" style:font-size-complex="12pt"/>
    </style:style>
    <style:style style:name="WW_5f_CharLFO15LVL6" style:display-name="WW_CharLFO15LVL6" style:family="text">
      <style:text-properties style:font-name="Times New Roman" fo:font-size="12pt" style:font-size-asian="12pt" style:font-name-complex="Times New Roman" style:font-size-complex="12pt"/>
    </style:style>
    <style:style style:name="WW_5f_CharLFO15LVL7" style:display-name="WW_CharLFO15LVL7" style:family="text">
      <style:text-properties style:font-name="Times New Roman" fo:font-size="12pt" style:font-size-asian="12pt" style:font-name-complex="Times New Roman" style:font-size-complex="12pt"/>
    </style:style>
    <style:style style:name="WW_5f_CharLFO15LVL8" style:display-name="WW_CharLFO15LVL8" style:family="text">
      <style:text-properties style:font-name="Times New Roman" fo:font-size="12pt" style:font-size-asian="12pt" style:font-name-complex="Times New Roman" style:font-size-complex="12pt"/>
    </style:style>
    <style:style style:name="WW_5f_CharLFO15LVL9" style:display-name="WW_CharLFO15LVL9" style:family="text">
      <style:text-properties style:font-name="Times New Roman" fo:font-size="12pt" style:font-size-asian="12pt" style:font-name-complex="Times New Roman" style:font-size-complex="12pt"/>
    </style:style>
    <style:style style:name="WW_5f_CharLFO16LVL1" style:display-name="WW_CharLFO16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6LVL2" style:display-name="WW_CharLFO16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6LVL3" style:display-name="WW_CharLFO16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6LVL4" style:display-name="WW_CharLFO16LVL4" style:family="text">
      <style:text-properties style:font-name="Times New Roman" fo:font-size="12pt" style:font-size-asian="12pt" style:font-name-complex="Times New Roman" style:font-size-complex="12pt"/>
    </style:style>
    <style:style style:name="WW_5f_CharLFO16LVL5" style:display-name="WW_CharLFO16LVL5" style:family="text">
      <style:text-properties style:font-name="Times New Roman" fo:font-size="12pt" style:font-size-asian="12pt" style:font-name-complex="Times New Roman" style:font-size-complex="12pt"/>
    </style:style>
    <style:style style:name="WW_5f_CharLFO16LVL6" style:display-name="WW_CharLFO16LVL6" style:family="text">
      <style:text-properties style:font-name="Times New Roman" fo:font-size="12pt" style:font-size-asian="12pt" style:font-name-complex="Times New Roman" style:font-size-complex="12pt"/>
    </style:style>
    <style:style style:name="WW_5f_CharLFO16LVL7" style:display-name="WW_CharLFO16LVL7" style:family="text">
      <style:text-properties style:font-name="Times New Roman" fo:font-size="12pt" style:font-size-asian="12pt" style:font-name-complex="Times New Roman" style:font-size-complex="12pt"/>
    </style:style>
    <style:style style:name="WW_5f_CharLFO16LVL8" style:display-name="WW_CharLFO16LVL8" style:family="text">
      <style:text-properties style:font-name="Times New Roman" fo:font-size="12pt" style:font-size-asian="12pt" style:font-name-complex="Times New Roman" style:font-size-complex="12pt"/>
    </style:style>
    <style:style style:name="WW_5f_CharLFO16LVL9" style:display-name="WW_CharLFO16LVL9" style:family="text">
      <style:text-properties style:font-name="Times New Roman" fo:font-size="12pt" style:font-size-asian="12pt" style:font-name-complex="Times New Roman" style:font-size-complex="12pt"/>
    </style:style>
    <style:style style:name="WW_5f_CharLFO17LVL1" style:display-name="WW_CharLFO17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7LVL2" style:display-name="WW_CharLFO17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7LVL3" style:display-name="WW_CharLFO17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7LVL4" style:display-name="WW_CharLFO17LVL4" style:family="text">
      <style:text-properties style:font-name="Times New Roman" fo:font-size="12pt" style:font-size-asian="12pt" style:font-name-complex="Times New Roman" style:font-size-complex="12pt"/>
    </style:style>
    <style:style style:name="WW_5f_CharLFO17LVL5" style:display-name="WW_CharLFO17LVL5" style:family="text">
      <style:text-properties style:font-name="Times New Roman" fo:font-size="12pt" style:font-size-asian="12pt" style:font-name-complex="Times New Roman" style:font-size-complex="12pt"/>
    </style:style>
    <style:style style:name="WW_5f_CharLFO17LVL6" style:display-name="WW_CharLFO17LVL6" style:family="text">
      <style:text-properties style:font-name="Times New Roman" fo:font-size="12pt" style:font-size-asian="12pt" style:font-name-complex="Times New Roman" style:font-size-complex="12pt"/>
    </style:style>
    <style:style style:name="WW_5f_CharLFO17LVL7" style:display-name="WW_CharLFO17LVL7" style:family="text">
      <style:text-properties style:font-name="Times New Roman" fo:font-size="12pt" style:font-size-asian="12pt" style:font-name-complex="Times New Roman" style:font-size-complex="12pt"/>
    </style:style>
    <style:style style:name="WW_5f_CharLFO17LVL8" style:display-name="WW_CharLFO17LVL8" style:family="text">
      <style:text-properties style:font-name="Times New Roman" fo:font-size="12pt" style:font-size-asian="12pt" style:font-name-complex="Times New Roman" style:font-size-complex="12pt"/>
    </style:style>
    <style:style style:name="WW_5f_CharLFO17LVL9" style:display-name="WW_CharLFO17LVL9" style:family="text">
      <style:text-properties style:font-name="Times New Roman" fo:font-size="12pt" style:font-size-asian="12pt" style:font-name-complex="Times New Roman" style:font-size-complex="12pt"/>
    </style:style>
    <style:style style:name="WW_5f_CharLFO18LVL1" style:display-name="WW_CharLFO18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8LVL2" style:display-name="WW_CharLFO18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8LVL3" style:display-name="WW_CharLFO18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8LVL4" style:display-name="WW_CharLFO18LVL4" style:family="text">
      <style:text-properties style:font-name="Times New Roman" fo:font-size="12pt" style:font-size-asian="12pt" style:font-name-complex="Times New Roman" style:font-size-complex="12pt"/>
    </style:style>
    <style:style style:name="WW_5f_CharLFO18LVL5" style:display-name="WW_CharLFO18LVL5" style:family="text">
      <style:text-properties style:font-name="Times New Roman" fo:font-size="12pt" style:font-size-asian="12pt" style:font-name-complex="Times New Roman" style:font-size-complex="12pt"/>
    </style:style>
    <style:style style:name="WW_5f_CharLFO18LVL6" style:display-name="WW_CharLFO18LVL6" style:family="text">
      <style:text-properties style:font-name="Times New Roman" fo:font-size="12pt" style:font-size-asian="12pt" style:font-name-complex="Times New Roman" style:font-size-complex="12pt"/>
    </style:style>
    <style:style style:name="WW_5f_CharLFO18LVL7" style:display-name="WW_CharLFO18LVL7" style:family="text">
      <style:text-properties style:font-name="Times New Roman" fo:font-size="12pt" style:font-size-asian="12pt" style:font-name-complex="Times New Roman" style:font-size-complex="12pt"/>
    </style:style>
    <style:style style:name="WW_5f_CharLFO18LVL8" style:display-name="WW_CharLFO18LVL8" style:family="text">
      <style:text-properties style:font-name="Times New Roman" fo:font-size="12pt" style:font-size-asian="12pt" style:font-name-complex="Times New Roman" style:font-size-complex="12pt"/>
    </style:style>
    <style:style style:name="WW_5f_CharLFO18LVL9" style:display-name="WW_CharLFO18LVL9" style:family="text">
      <style:text-properties style:font-name="Times New Roman" fo:font-size="12pt" style:font-size-asian="12pt" style:font-name-complex="Times New Roman" style:font-size-complex="12pt"/>
    </style:style>
    <style:style style:name="WW_5f_CharLFO19LVL1" style:display-name="WW_CharLFO19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9LVL2" style:display-name="WW_CharLFO19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9LVL3" style:display-name="WW_CharLFO19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9LVL4" style:display-name="WW_CharLFO19LVL4" style:family="text">
      <style:text-properties style:font-name="Times New Roman" fo:font-size="12pt" style:font-size-asian="12pt" style:font-name-complex="Times New Roman" style:font-size-complex="12pt"/>
    </style:style>
    <style:style style:name="WW_5f_CharLFO19LVL5" style:display-name="WW_CharLFO19LVL5" style:family="text">
      <style:text-properties style:font-name="Times New Roman" fo:font-size="12pt" style:font-size-asian="12pt" style:font-name-complex="Times New Roman" style:font-size-complex="12pt"/>
    </style:style>
    <style:style style:name="WW_5f_CharLFO19LVL6" style:display-name="WW_CharLFO19LVL6" style:family="text">
      <style:text-properties style:font-name="Times New Roman" fo:font-size="12pt" style:font-size-asian="12pt" style:font-name-complex="Times New Roman" style:font-size-complex="12pt"/>
    </style:style>
    <style:style style:name="WW_5f_CharLFO19LVL7" style:display-name="WW_CharLFO19LVL7" style:family="text">
      <style:text-properties style:font-name="Times New Roman" fo:font-size="12pt" style:font-size-asian="12pt" style:font-name-complex="Times New Roman" style:font-size-complex="12pt"/>
    </style:style>
    <style:style style:name="WW_5f_CharLFO19LVL8" style:display-name="WW_CharLFO19LVL8" style:family="text">
      <style:text-properties style:font-name="Times New Roman" fo:font-size="12pt" style:font-size-asian="12pt" style:font-name-complex="Times New Roman" style:font-size-complex="12pt"/>
    </style:style>
    <style:style style:name="WW_5f_CharLFO19LVL9" style:display-name="WW_CharLFO19LVL9" style:family="text">
      <style:text-properties style:font-name="Times New Roman" fo:font-size="12pt" style:font-size-asian="12pt" style:font-name-complex="Times New Roman" style:font-size-complex="12pt"/>
    </style:style>
    <style:style style:name="Footnote_20_Symbol" style:display-name="Footnote Symbol" style:family="text"/>
    <text:outline-style style:name="Outline">
      <text:outline-level-style text:level="1" text:style-name="WW_5f_CharOUTLINELVL1" style:num-format="1">
        <style:list-level-properties text:min-label-width="0.7cm"/>
      </text:outline-level-style>
      <text:outline-level-style text:level="2" text:style-name="WW_5f_CharOUTLINELVL2" style:num-format="1" text:display-levels="2">
        <style:list-level-properties text:min-label-width="1cm"/>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2">
      <text:list-level-style-number text:level="1" text:style-name="WW_5f_CharLFO2LVL1" style:num-format="1">
        <style:list-level-properties text:min-label-width="1cm"/>
      </text:list-level-style-number>
      <text:list-level-style-number text:level="2" text:style-name="WW_5f_CharLFO2LVL2" style:num-format="1" text:display-levels="2">
        <style:list-level-properties text:min-label-width="1cm"/>
      </text:list-level-style-number>
      <text:list-level-style-number text:level="3" text:style-name="WW_5f_CharLFO2LVL3" style:num-format="1" text:display-levels="3">
        <style:list-level-properties text:min-label-width="1cm"/>
      </text:list-level-style-number>
      <text:list-level-style-number text:level="4" text:style-name="WW_5f_CharLFO2LVL4" style:num-suffix="." style:num-format="">
        <style:list-level-properties text:min-label-width="1cm"/>
      </text:list-level-style-number>
      <text:list-level-style-number text:level="5" text:style-name="WW_5f_CharLFO2LVL5" style:num-suffix="." style:num-format="">
        <style:list-level-properties text:min-label-width="1cm"/>
      </text:list-level-style-number>
      <text:list-level-style-number text:level="6" text:style-name="WW_5f_CharLFO2LVL6" style:num-suffix="." style:num-format="">
        <style:list-level-properties text:min-label-width="1cm"/>
      </text:list-level-style-number>
      <text:list-level-style-number text:level="7" text:style-name="WW_5f_CharLFO2LVL7" style:num-suffix="." style:num-format="">
        <style:list-level-properties text:min-label-width="1cm"/>
      </text:list-level-style-number>
      <text:list-level-style-number text:level="8" text:style-name="WW_5f_CharLFO2LVL8" style:num-suffix="." style:num-format="">
        <style:list-level-properties text:min-label-width="1cm"/>
      </text:list-level-style-number>
      <text:list-level-style-number text:level="9" text:style-name="WW_5f_CharLFO2LVL9" style:num-suffix="." style:num-format="">
        <style:list-level-properties text:min-label-width="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3cm" fo:page-height="29.704cm" style:num-format="1" style:print-orientation="portrait" fo:margin="2cm" fo:margin-top="2cm" fo:margin-bottom="2cm" fo:margin-left="2cm" fo:margin-right="2cm" style:writing-mode="lr-tb" style:footnote-max-height="0cm">
        <style:columns fo:column-count="2" fo:column-gap="0.508cm">
          <style:column style:rel-width="32767*" fo:start-indent="0cm" fo:end-indent="0.254cm"/>
          <style:column style:rel-width="32768*" fo:start-indent="0.254cm" fo:end-indent="0cm"/>
        </style:columns>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Andrew Hardie</meta:initial-creator>
    <meta:creation-date>2012-11-18T14:15:00Z</meta:creation-date>
    <dc:date>2013-03-01T23:23:49</dc:date>
    <meta:print-date>2012-04-09T11:02:00Z</meta:print-date>
    <meta:editing-cycles>81</meta:editing-cycles>
    <meta:editing-duration>PT4H37M13S</meta:editing-duration>
    <dc:creator>user </dc:creator>
    <meta:document-statistic meta:table-count="2" meta:image-count="0" meta:object-count="0" meta:page-count="3" meta:paragraph-count="62" meta:word-count="2336" meta:character-count="14807" meta:non-whitespace-character-count="12540"/>
    <meta:user-defined meta:name="KSOProductBuildVer">2052-6.6.0.2461</meta:user-defined>
    <meta:template xlink:type="simple" xlink:actuate="onRequest" xlink:title="" xlink:href="../../../../../tmp/CL2013-abstract-template.odt/acl2005.dot"/>
  </office:meta>
</office:document-meta>
</file>